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7-02" calcext:value-type="date">
            <text:p>07/02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1H30M00S" calcext:value-type="time">
            <text:p>11:30:00 A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Flarshiem 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e not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 table:number-rows-repeated="6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7-05T15:04:40.676609511</dc:date>
    <meta:editing-duration>PT45M9S</meta:editing-duration>
    <meta:editing-cycles>5</meta:editing-cycles>
    <meta:generator>LibreOffice/7.3.7.2$Linux_X86_64 LibreOffice_project/30$Build-2</meta:generator>
    <meta:document-statistic meta:table-count="1" meta:cell-count="210" meta:object-count="0"/>
  </office:meta>
</office:document-meta>
</file>